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5.2965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2.498in"/>
    </style:style>
    <style:style style:name="co11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50"/>
  </office:automatic-styles>
  <office:body>
    <office:spreadsheet>
      <table:table table:name="warn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rning_source</text:p>
          </table:table-cell>
          <table:table-cell table:style-name="ce2" office:value-type="string" calcext:value-type="string">
            <text:p>occur_time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BD_STATUS</text:p>
          </table:table-cell>
          <table:table-cell office:value-type="string" calcext:value-type="string">
            <text:p>39-FANA-OTHER</text:p>
          </table:table-cell>
          <table:table-cell table:style-name="ce2" office:value-type="date" office:date-value="2015-10-23T00:57:29" calcext:value-type="date">
            <text:p>10/23/15 12:57 AM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BD_STATUS</text:p>
          </table:table-cell>
          <table:table-cell office:value-type="string" calcext:value-type="string">
            <text:p>40-FANA-OTHER</text:p>
          </table:table-cell>
          <table:table-cell table:style-name="ce2" office:value-type="date" office:date-value="2015-10-23T00:59:17" calcext:value-type="date">
            <text:p>10/23/15 12:59 AM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BD_STATUS</text:p>
          </table:table-cell>
          <table:table-cell office:value-type="string" calcext:value-type="string">
            <text:p>41-FANA-OTHER</text:p>
          </table:table-cell>
          <table:table-cell table:style-name="ce2" office:value-type="date" office:date-value="2015-10-23T01:01:09" calcext:value-type="date">
            <text:p>10/23/15 01:01 AM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COMMUN_FAIL</text:p>
          </table:table-cell>
          <table:table-cell office:value-type="string" calcext:value-type="string">
            <text:p>25-GSCC-OTHER</text:p>
          </table:table-cell>
          <table:table-cell table:style-name="ce2" office:value-type="date" office:date-value="2015-10-25T08:00:18" calcext:value-type="date">
            <text:p>10/25/15 08:00 AM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T_ALOS</text:p>
          </table:table-cell>
          <table:table-cell office:value-type="string" calcext:value-type="string">
            <text:p>2-N2PQ1-35(沪（虹桥）杭（州东站）2DL（杭长客专BSC网管铁01）)-PPI:1</text:p>
          </table:table-cell>
          <table:table-cell table:style-name="ce2" office:value-type="date" office:date-value="2015-10-26T01:43:51" calcext:value-type="date">
            <text:p>10/26/15 01:43 AM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T_ALOS</text:p>
          </table:table-cell>
          <table:table-cell office:value-type="string" calcext:value-type="string">
            <text:p>2-N2PQ1-35(沪（虹桥）杭（州东站）2DL（杭长客专BSC网管铁01）)-PPI:1</text:p>
          </table:table-cell>
          <table:table-cell table:style-name="ce2" office:value-type="date" office:date-value="2015-10-26T06:54:00" calcext:value-type="date">
            <text:p>10/26/15 06:54 AM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T_ALOS</text:p>
          </table:table-cell>
          <table:table-cell office:value-type="string" calcext:value-type="string">
            <text:p>2-N2PQ1-35(沪（虹桥）杭（州东站）2DL（杭长客专BSC网管铁01）)-PPI:1</text:p>
          </table:table-cell>
          <table:table-cell table:style-name="ce2" office:value-type="date" office:date-value="2015-10-26T07:23:29" calcext:value-type="date">
            <text:p>10/26/15 07:23 AM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T_ALOS</text:p>
          </table:table-cell>
          <table:table-cell office:value-type="string" calcext:value-type="string">
            <text:p>2-N2PQ1-35(沪（虹桥）杭（州东站）2DL（杭长客专BSC网管铁01）)-PPI:1</text:p>
          </table:table-cell>
          <table:table-cell table:style-name="ce2" office:value-type="date" office:date-value="2015-10-26T07:25:36.999999" calcext:value-type="date">
            <text:p>10/26/15 07:25 AM</text:p>
          </table:table-cell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T_ALOS</text:p>
          </table:table-cell>
          <table:table-cell office:value-type="string" calcext:value-type="string">
            <text:p>2-N2PQ1-35(沪（虹桥）杭（州东站）2DL（杭长客专BSC网管铁01）)-PPI:1</text:p>
          </table:table-cell>
          <table:table-cell table:style-name="ce2" office:value-type="date" office:date-value="2015-10-26T07:51:14.999999" calcext:value-type="date">
            <text:p>10/26/15 07:51 AM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ALM_GFP_dCSF</text:p>
          </table:table-cell>
          <table:table-cell office:value-type="string" calcext:value-type="string">
            <text:p>17-N4EFS0-VCTRUNK:6</text:p>
          </table:table-cell>
          <table:table-cell table:style-name="ce2" office:value-type="date" office:date-value="2015-10-27T13:47:35" calcext:value-type="date">
            <text:p>10/27/15 01:47 PM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5-GSCC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CPU使用率当前值(%)</text:p>
          </table:table-cell>
          <table:table-cell office:value-type="string" calcext:value-type="string">
            <text:p>内存使用率当前值(%)</text:p>
          </table:table-cell>
          <table:table-cell office:value-type="string" calcext:value-type="string">
            <text:p>单板温度当前值(℃)</text:p>
          </table:table-cell>
          <table:table-cell table:style-name="ce3"/>
        </table:table-row>
        <table:table-row table:style-name="ro1">
          <table:table-cell table:style-name="ce2" office:value-type="date" office:date-value="2015-10-23T16:00:00" calcext:value-type="date">
            <text:p>10/23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24T16:00:00" calcext:value-type="date">
            <text:p>10/24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25T16:00:00" calcext:value-type="date">
            <text:p>10/25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26T16:00:00" calcext:value-type="date">
            <text:p>10/26/15 04:00 PM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27T16:00:00" calcext:value-type="date">
            <text:p>10/27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28T16:00:00" calcext:value-type="date">
            <text:p>10/28/15 04:00 PM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30T16:00:00" calcext:value-type="date">
            <text:p>10/30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0-31T16:00:00" calcext:value-type="date">
            <text:p>10/31/15 04:00 PM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01T16:00:00" calcext:value-type="date">
            <text:p>11/01/15 04:00 P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02T16:00:00" calcext:value-type="date">
            <text:p>11/02/15 04:00 PM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03T16:00:00" calcext:value-type="date">
            <text:p>11/03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04T16:00:00" calcext:value-type="date">
            <text:p>11/04/15 04:00 PM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14T16:00:00" calcext:value-type="date">
            <text:p>11/14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15T16:00:00" calcext:value-type="date">
            <text:p>11/15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16T16:00:00" calcext:value-type="date">
            <text:p>11/16/15 04:00 PM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17T16:00:00" calcext:value-type="date">
            <text:p>11/17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 table:style-name="ce3"/>
        </table:table-row>
        <table:table-row table:style-name="ro1">
          <table:table-cell table:style-name="ce2" office:value-type="date" office:date-value="2015-11-18T16:00:00" calcext:value-type="date">
            <text:p>11/18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19T16:00:00" calcext:value-type="date">
            <text:p>11/19/15 04:00 PM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1T16:00:00" calcext:value-type="date">
            <text:p>11/21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2T16:00:00" calcext:value-type="date">
            <text:p>11/22/15 04:00 PM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3T16:00:00" calcext:value-type="date">
            <text:p>11/23/15 04:00 PM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4T16:00:00" calcext:value-type="date">
            <text:p>11/24/15 04:00 PM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5T16:00:00" calcext:value-type="date">
            <text:p>11/25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1-26T16:00:00" calcext:value-type="date">
            <text:p>11/26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2T16:00:00" calcext:value-type="date">
            <text:p>12/02/15 04:00 PM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3T16:00:00" calcext:value-type="date">
            <text:p>12/03/15 04:00 PM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4T16:00:00" calcext:value-type="date">
            <text:p>12/04/15 04:00 PM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5T16:00:00" calcext:value-type="date">
            <text:p>12/05/15 04:00 PM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6T16:00:00" calcext:value-type="date">
            <text:p>12/06/15 04:00 PM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07T16:00:00" calcext:value-type="date">
            <text:p>12/07/15 04:00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1T16:00:00" calcext:value-type="date">
            <text:p>12/11/15 04:00 PM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2T16:00:00" calcext:value-type="date">
            <text:p>12/12/15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3T16:00:00" calcext:value-type="date">
            <text:p>12/13/15 04:00 PM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4T16:00:00" calcext:value-type="date">
            <text:p>12/14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5T16:00:00" calcext:value-type="date">
            <text:p>12/15/15 04:00 PM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16T16:00:00" calcext:value-type="date">
            <text:p>12/16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2T16:00:00" calcext:value-type="date">
            <text:p>12/22/15 04:00 PM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3T16:00:00" calcext:value-type="date">
            <text:p>12/23/15 04:00 PM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4T16:00:00" calcext:value-type="date">
            <text:p>12/24/15 04:00 PM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5T16:00:00" calcext:value-type="date">
            <text:p>12/25/15 04:00 PM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6T16:00:00" calcext:value-type="date">
            <text:p>12/26/15 04:00 PM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27T16:00:00" calcext:value-type="date">
            <text:p>12/27/15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30T16:00:00" calcext:value-type="date">
            <text:p>12/30/15 04:00 PM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5-12-31T16:00:00" calcext:value-type="date">
            <text:p>12/31/15 04:00 PM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6-01-01T16:00:00" calcext:value-type="date">
            <text:p>01/01/16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6-01-02T16:00:00" calcext:value-type="date">
            <text:p>01/02/16 04:00 PM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6-01-03T16:00:00" calcext:value-type="date">
            <text:p>01/03/16 04:00 PM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>
          <table:table-cell table:style-name="ce2" office:value-type="date" office:date-value="2016-01-04T16:00:00" calcext:value-type="date">
            <text:p>01/04/16 04:00 PM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47.3" calcext:value-type="float">
            <text:p>947.3</text:p>
          </table:table-cell>
          <table:table-cell/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-N2PQ1-35" table:style-name="ta1">
        <table:table-column table:style-name="co10" table:default-cell-style-name="Default"/>
        <table:table-column table:style-name="co11" table:default-cell-style-name="ce3"/>
        <table:table-column table:style-name="co1" table:number-columns-repeated="2" table:default-cell-style-name="Default"/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3T16:00:00" calcext:value-type="date">
            <text:p>10/23/15 04:00 PM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4T16:00:00" calcext:value-type="date">
            <text:p>10/24/15 04:00 PM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5T16:00:00" calcext:value-type="date">
            <text:p>10/25/15 04:00 PM</text:p>
          </table:table-cell>
          <table:table-cell/>
          <table:table-cell office:value-type="float" office:value="820" calcext:value-type="float">
            <text:p>820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6T16:00:00" calcext:value-type="date">
            <text:p>10/26/15 04:00 PM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7T16:00:00" calcext:value-type="date">
            <text:p>10/27/15 04:00 PM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28T16:00:00" calcext:value-type="date">
            <text:p>10/28/15 04:00 PM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30T16:00:00" calcext:value-type="date">
            <text:p>10/30/15 04:00 PM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0-31T16:00:00" calcext:value-type="date">
            <text:p>10/31/15 04:00 PM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2">
          <table:table-cell table:style-name="ce3" office:value-type="string" calcext:value-type="string">
            <text:p>TU指针正调整计数(time)</text:p>
          </table:table-cell>
          <table:table-cell office:value-type="date" office:date-value="2015-11-01T16:00:00" calcext:value-type="date">
            <text:p>11/01/15 04:00 PM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3T16:00:00" calcext:value-type="date">
            <text:p>10/23/15 04:00 PM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4T16:00:00" calcext:value-type="date">
            <text:p>10/24/15 04:00 PM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5T16:00:00" calcext:value-type="date">
            <text:p>10/25/15 04:0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6T16:00:00" calcext:value-type="date">
            <text:p>10/26/15 04:00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7T16:00:00" calcext:value-type="date">
            <text:p>10/27/15 04:00 PM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28T16:00:00" calcext:value-type="date">
            <text:p>10/28/15 04:00 PM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30T16:00:00" calcext:value-type="date">
            <text:p>10/30/15 04:00 PM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0-31T16:00:00" calcext:value-type="date">
            <text:p>10/31/15 04:00 PM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1-01T16:00:00" calcext:value-type="date">
            <text:p>11/01/15 04:00 PM</text:p>
          </table:table-cell>
          <table:table-cell/>
          <table:table-cell office:value-type="float" office:value="3982" calcext:value-type="float">
            <text:p>3982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1-03T16:00:00" calcext:value-type="date">
            <text:p>11/03/15 04:00 PM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U指针负调整计数(time)</text:p>
          </table:table-cell>
          <table:table-cell office:value-type="date" office:date-value="2015-11-04T16:00:00" calcext:value-type="date">
            <text:p>11/04/15 04:00 PM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1线路侧编码违规统计(time)</text:p>
          </table:table-cell>
          <table:table-cell office:value-type="date" office:date-value="2015-10-26T16:00:00" calcext:value-type="date">
            <text:p>10/26/15 04:00 PM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E1线路侧编码违规误码秒(s)</text:p>
          </table:table-cell>
          <table:table-cell office:value-type="date" office:date-value="2015-10-26T16:00:00" calcext:value-type="date">
            <text:p>10/26/15 04:00 PM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低阶通道背景块误码(block)</text:p>
          </table:table-cell>
          <table:table-cell office:value-type="date" office:date-value="2015-12-23T16:00:00" calcext:value-type="date">
            <text:p>12/23/15 04:00 PM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低阶通道误码秒(s)</text:p>
          </table:table-cell>
          <table:table-cell office:value-type="date" office:date-value="2015-12-23T16:00:00" calcext:value-type="date">
            <text:p>12/23/15 04:0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低阶通道远端背景块误码(block)</text:p>
          </table:table-cell>
          <table:table-cell office:value-type="date" office:date-value="2015-12-23T16:00:00" calcext:value-type="date">
            <text:p>12/23/15 04:00 PM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低阶通道远端误码秒(s)</text:p>
          </table:table-cell>
          <table:table-cell office:value-type="date" office:date-value="2015-12-23T16:00:00" calcext:value-type="date">
            <text:p>12/23/15 04:00 PM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5:28:23.406593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08:19.346899166</meta:creation-date>
    <dc:date>2016-06-14T16:09:41.189202156</dc:date>
    <meta:editing-duration>PT47M23S</meta:editing-duration>
    <meta:editing-cycles>8</meta:editing-cycles>
    <meta:generator>LibreOffice/4.2.8.2$Linux_X86_64 LibreOffice_project/420m0$Build-2</meta:generator>
    <meta:document-statistic meta:table-count="3" meta:cell-count="318" meta:object-count="0"/>
  </office:meta>
</office:document-meta>
</file>